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7_17-05-32_000.jpg</text:p>
          </table:table-cell>
          <table:table-cell table:style-name="ce26" office:value-type="string">
            <text:p>:bookmemo / 読んだ本 / 『カミと神　アニミズム宇宙の旅』 / 著者=岩田慶治 / 今回、読んでいない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カミと神　アニミズム宇宙の旅』 / 著者=岩田慶治 / 今回、読んでいない">
            <text:p>:bookmemo / 読んだ本 / 『カミと神　アニミズム宇宙の旅』 / 著者=岩田慶治 / 今回、読んでいない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8" office:value-type="string">
            <text:p>2023-08-18_15-46-35_000.jpg</text:p>
          </table:table-cell>
          <table:table-cell table:style-name="ce26" office:value-type="string">
            <text:p>:bookmemo / 読んだ本 / 『音楽を愛でるサル　なぜヒトだけが愉しめるのか』 / 著者=正高信男 / 途中 「ここまで」は、なし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音楽を愛でるサル　なぜヒトだけが愉しめるのか』 / 著者=正高信男 / 途中 「ここまで」は、なし">
            <text:p>:bookmemo / 読んだ本 / 『音楽を愛でるサル　なぜヒトだけが愉しめるのか』 / 著者=正高信男 / 途中 「ここまで」は、なし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18_15-34-49_000.jpg</text:p>
          </table:table-cell>
          <table:table-cell table:style-name="ce26" office:value-type="string">
            <text:p>:bookmemo / 読んだ本 / 『発達障害』 / 著者=太田昌孝、編著 / 途中 「ここまで」は、別途（ページ撮影のフォルダに、入れてある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発達障害』 / 著者=太田昌孝、編著 / 途中 「ここまで」は、別途（ページ撮影のフォルダに、入れてある）">
            <text:p>:bookmemo / 読んだ本 / 『発達障害』 / 著者=太田昌孝、編著 / 途中 「ここまで」は、別途（ページ撮影のフォルダに、入れてある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18_07-17-4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18_01-00-47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17_21-15-16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17_21-15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18_12-40-0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18_07-20-5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8-18_15-29-54_000.jpg</text:p>
          </table:table-cell>
          <table:table-cell table:style-name="ce26" office:value-type="string">
            <text:p>:m #*# RES / JVEMV6 64#326_robot_etoki_kawashima / 『絵ときでわかる　ロボット工学』 著者=川嶋健嗣,校注=~ / p.??? / w=,topic=ブロック線図：等価変換。計算式。算出,publisher=オーム社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326_robot_etoki_kawashima / 『絵ときでわかる　ロボット工学』 著者=川嶋健嗣,校注=~ / p.??? / w=,topic=ブロック線図：等価変換。計算式。算出,publisher=オーム社,other=~">
            <text:p>:m #*# RES / JVEMV6 64#326_robot_etoki_kawashima / 『絵ときでわかる　ロボット工学』 著者=川嶋健嗣,校注=~ / p.??? / w=,topic=ブロック線図：等価変換。計算式。算出,publisher=オーム社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17" office:value-type="string">
            <text:p>2023-08-18_15-32-07_000.jpg</text:p>
          </table:table-cell>
          <table:table-cell table:style-name="ce26" office:value-type="string">
            <text:p>:m 1*4 RES / JVEMV6 64#326_robot_etoki_kawashima / 『絵ときでわかる　ロボット工学』 著者=川嶋健嗣,校注=~ / p143 / w=微分ゲイン,topic=,publisher=オーム社,other=memo+:例題。７－５；memo+:ξの値。減衰係数。１か、それ以下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4 RES / JVEMV6 64#326_robot_etoki_kawashima / 『絵ときでわかる　ロボット工学』 著者=川嶋健嗣,校注=~ / p143 / w=微分ゲイン,topic=,publisher=オーム社,other=memo+:例題。７－５；memo+:ξの値。減衰係数。１か、それ以下。">
            <text:p>:m 1*4 RES / JVEMV6 64#326_robot_etoki_kawashima / 『絵ときでわかる　ロボット工学』 著者=川嶋健嗣,校注=~ / p143 / w=微分ゲイン,topic=,publisher=オーム社,other=memo+:例題。７－５；memo+:ξの値。減衰係数。１か、それ以下。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18_15-32-27_000.jpg</text:p>
          </table:table-cell>
          <table:table-cell table:style-name="ce26" office:value-type="string">
            <text:p>:m 2*4 RES / JVEMV6 64#326_robot_etoki_kawashima / 『絵ときでわかる　ロボット工学』 著者=川嶋健嗣,校注=~ / p145 / w=,topic=,publisher=オーム社,other=calc+:伝達関数。計算。Pのとき。PDのとき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2*4 RES / JVEMV6 64#326_robot_etoki_kawashima / 『絵ときでわかる　ロボット工学』 著者=川嶋健嗣,校注=~ / p145 / w=,topic=,publisher=オーム社,other=calc+:伝達関数。計算。Pのとき。PDのとき。">
            <text:p>:m 2*4 RES / JVEMV6 64#326_robot_etoki_kawashima / 『絵ときでわかる　ロボット工学』 著者=川嶋健嗣,校注=~ / p145 / w=,topic=,publisher=オーム社,other=calc+:伝達関数。計算。Pのとき。PDのとき。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8-18_15-32-53_000.jpg</text:p>
          </table:table-cell>
          <table:table-cell table:style-name="ce26" office:value-type="string">
            <text:p>:m 3*4 RES / JVEMV6 64#326_robot_etoki_kawashima / 『絵ときでわかる　ロボット工学』 著者=川嶋健嗣,校注=~ / p147 / w=動的制御,topic=,publisher=オーム社,other=memo+:例題。７－６；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3*4 RES / JVEMV6 64#326_robot_etoki_kawashima / 『絵ときでわかる　ロボット工学』 著者=川嶋健嗣,校注=~ / p147 / w=動的制御,topic=,publisher=オーム社,other=memo+:例題。７－６；">
            <text:p>:m 3*4 RES / JVEMV6 64#326_robot_etoki_kawashima / 『絵ときでわかる　ロボット工学』 著者=川嶋健嗣,校注=~ / p147 / w=動的制御,topic=,publisher=オーム社,other=memo+:例題。７－６；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8-18_15-33-16_000.jpg</text:p>
          </table:table-cell>
          <table:table-cell table:style-name="ce26" office:value-type="string">
            <text:p>:m 4*4 RES / JVEMV6 64#326_robot_etoki_kawashima / 『絵ときでわかる　ロボット工学』 著者=川嶋健嗣,校注=~ / p147 / w=,topic=,publisher=オーム社,other=memo+:計算トルク法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4*4 RES / JVEMV6 64#326_robot_etoki_kawashima / 『絵ときでわかる　ロボット工学』 著者=川嶋健嗣,校注=~ / p147 / w=,topic=,publisher=オーム社,other=memo+:計算トルク法">
            <text:p>:m 4*4 RES / JVEMV6 64#326_robot_etoki_kawashima / 『絵ときでわかる　ロボット工学』 著者=川嶋健嗣,校注=~ / p147 / w=,topic=,publisher=オーム社,other=memo+:計算トルク法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8">2023/08/18</text:date>, <text:time>17:36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8T17:36:42.33</dc:date>
    <dc:creator>岩淵 謙</dc:creator>
    <meta:editing-duration>P58DT8H49M21S</meta:editing-duration>
    <meta:editing-cycles>19513</meta:editing-cycles>
    <meta:document-statistic meta:table-count="2" meta:cell-count="923" meta:object-count="0"/>
    <meta:user-defined meta:name="qrichtext">1</meta:user-defined>
  </office:meta>
</office:document-meta>
</file>